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69e" officeooo:paragraph-rsid="0001c69e"/>
    </style:style>
    <style:style style:name="T1" style:family="text">
      <style:text-properties officeooo:rsid="00031cd5"/>
    </style:style>
    <style:style style:name="T2" style:family="text">
      <style:text-properties officeooo:rsid="000444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gfdgfdgdf</text:span><text:span text:style-name="T1">gbgbbgfghgfhgf</text:span>bjkjgxkjkxfg<text:span text:style-name="T2">fffgdfg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13:40:19.906810278</meta:creation-date>
    <dc:date>2021-04-18T13:57:02.141125287</dc:date>
    <meta:editing-duration>PT29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1" meta:word-count="1" meta:character-count="44" meta:non-whitespace-character-count="44"/>
  </office:meta>
</office:document-meta>
</file>